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00201000000D5000000D6FC2CD67593EA6254.png" manifest:media-type="image/png"/>
  <manifest:file-entry manifest:full-path="Pictures/10000201000004720000006A981FFA69B797E0CE.png" manifest:media-type="image/png"/>
  <manifest:file-entry manifest:full-path="Pictures/10001A8F0000160E00001623A4203AC086B253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1.926cm"/>
    </style:style>
    <style:style style:name="gr7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.8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386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.6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.6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6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Hack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333333" style:font-name="Hack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33333" style:font-name="Hack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ack" fo:font-weight="bold" style:font-weight-asian="bold" style:font-weight-complex="bold"/>
    </style:style>
    <style:style style:name="T4" style:family="text">
      <style:text-properties fo:color="#ffffff" style:font-name="Hac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55cm" svg:height="0.307cm" svg:x="1.577cm" svg:y="3.932cm">
          <draw:image xlink:href="Pictures/10000201000004720000006A981FFA69B797E0CE.png" xlink:type="simple" xlink:show="embed" xlink:actuate="onLoad">
            <text:p/>
          </draw:image>
        </draw:frame>
        <draw:g>
          <draw:path draw:style-name="gr2" draw:text-style-name="P2" draw:layer="layout" svg:width="3.453cm" svg:height="2.567cm" svg:x="4.809cm" svg:y="0.22cm" svg:viewBox="0 0 3454 2568" svg:d="M3074 1775c422 759-595 700-910 640-337 254-759 169-929-84-269 230-1092 264-928-422-339-169-506-760 84-1014-198-496 484-770 844-507 170-591 905-448 1078 36 423-254 1289 132 761 506 506 253 506 676 0 845z">
            <text:p/>
          </draw:path>
          <draw:path draw:style-name="gr3" draw:text-style-name="P3" draw:layer="layout" svg:width="0.145cm" svg:height="0.232cm" svg:x="7.996cm" svg:y="2.09cm" svg:viewBox="0 0 146 233" svg:d="M67 0c40 80 65 153 79 218l-37 7-36 8c-12-60-36-126-73-200l34-17z">
            <text:p/>
          </draw:path>
          <draw:path draw:style-name="gr3" draw:text-style-name="P3" draw:layer="layout" svg:width="0.126cm" svg:height="0.228cm" svg:x="8.024cm" svg:y="2.393cm" svg:viewBox="0 0 127 229" svg:d="M127 0v14c0 43-5 82-17 117-12 37-29 69-51 98l-29-22-30-22c17-23 31-48 39-76 10-29 15-60 15-95v-11l36-2z">
            <text:p/>
          </draw:path>
          <draw:path draw:style-name="gr3" draw:text-style-name="P3" draw:layer="layout" svg:width="0.231cm" svg:height="0.166cm" svg:x="7.796cm" svg:y="2.625cm" svg:viewBox="0 0 232 167" svg:d="M232 56c-28 24-61 47-96 65s-73 33-113 46l-12-36-11-35c36-11 70-25 101-41s58-34 83-55l24 28z">
            <text:p/>
          </draw:path>
          <draw:path draw:style-name="gr3" draw:text-style-name="P3" draw:layer="layout" svg:width="0.231cm" svg:height="0.102cm" svg:x="7.513cm" svg:y="2.74cm" svg:viewBox="0 0 232 103" svg:d="M232 72c-73 17-150 27-227 31l-2-36-3-37c73-5 147-14 215-30l8 35z">
            <text:p/>
          </draw:path>
          <draw:path draw:style-name="gr3" draw:text-style-name="P3" draw:layer="layout" svg:width="0.226cm" svg:height="0.08cm" svg:x="7.215cm" svg:y="2.766cm" svg:viewBox="0 0 227 81" svg:d="M227 81h-45c-63 0-126-2-182-7l4-37 3-37c54 5 114 8 175 8 14 0 29 0 44-1l1 37z">
            <text:p/>
          </draw:path>
          <draw:path draw:style-name="gr3" draw:text-style-name="P3" draw:layer="layout" svg:width="0.219cm" svg:height="0.14cm" svg:x="6.928cm" svg:y="2.745cm" svg:viewBox="0 0 220 141" svg:d="M211 87c-27-3-51-7-73-10-34 24-68 46-102 64l-18-32-18-32c36-20 73-43 108-69l3-3c5-5 13-5 19-5 2 0 4 0 7 1 24 5 53 9 83 12l-5 37zM128 36c5 1 10 2 15 3 4-3 8-6 13-9l-21-30z">
            <text:p/>
          </draw:path>
          <draw:path draw:style-name="gr3" draw:text-style-name="P3" draw:layer="layout" svg:width="0.232cm" svg:height="0.137cm" svg:x="6.662cm" svg:y="2.854cm" svg:viewBox="0 0 233 138" svg:d="M233 67c-74 35-148 58-220 71l-6-36-7-37c66-12 134-33 202-65l15 34z">
            <text:p/>
          </draw:path>
          <draw:path draw:style-name="gr3" draw:text-style-name="P3" draw:layer="layout" svg:width="0.232cm" svg:height="0.094cm" svg:x="6.367cm" svg:y="2.909cm" svg:viewBox="0 0 233 95" svg:d="M233 93c-19 1-38 2-57 2-61 0-120-8-176-24l10-36 10-35c49 13 102 21 156 21 17 0 34-1 51-2l3 37z">
            <text:p/>
          </draw:path>
          <draw:path draw:style-name="gr3" draw:text-style-name="P3" draw:layer="layout" svg:width="0.22cm" svg:height="0.187cm" svg:x="6.101cm" svg:y="2.766cm" svg:viewBox="0 0 221 188" svg:d="M192 188c-73-32-138-79-192-138l28-25 28-25c45 52 102 92 165 120l-14 33z">
            <text:p/>
          </draw:path>
          <draw:path draw:style-name="gr3" draw:text-style-name="P3" draw:layer="layout" svg:width="0.232cm" svg:height="0.155cm" svg:x="5.872cm" svg:y="2.716cm" svg:viewBox="0 0 233 156" svg:d="M233 57c-30 23-63 44-99 60s-76 30-116 39l-9-35-9-37c36-8 71-20 102-34 32-15 60-31 85-50l23 29z">
            <text:p/>
          </draw:path>
          <draw:path draw:style-name="gr3" draw:text-style-name="P3" draw:layer="layout" svg:width="0.232cm" svg:height="0.08cm" svg:x="5.581cm" svg:y="2.814cm" svg:viewBox="0 0 233 81" svg:d="M233 73c-40 6-79 8-119 8-37 0-76-2-114-7l5-37 5-36c34 4 69 7 104 7 36 0 73-3 108-8l5 36z">
            <text:p/>
          </draw:path>
          <draw:path draw:style-name="gr3" draw:text-style-name="P3" draw:layer="layout" svg:width="0.233cm" svg:height="0.145cm" svg:x="5.287cm" svg:y="2.73cm" svg:viewBox="0 0 234 146" svg:d="M218 146c-76-17-151-44-218-82l18-32 18-32c61 34 129 58 198 73l-8 36z">
            <text:p/>
          </draw:path>
          <draw:path draw:style-name="gr3" draw:text-style-name="P3" draw:layer="layout" svg:width="0.201cm" svg:height="0.212cm" svg:x="5.063cm" svg:y="2.539cm" svg:viewBox="0 0 202 213" svg:d="M158 213c-63-47-118-106-158-176l33-18 31-19c36 61 83 112 138 152l-22 30z">
            <text:p/>
          </draw:path>
          <draw:path draw:style-name="gr3" draw:text-style-name="P3" draw:layer="layout" svg:width="0.108cm" svg:height="0.229cm" svg:x="4.989cm" svg:y="2.276cm" svg:viewBox="0 0 109 230" svg:d="M40 230c-26-65-40-140-40-222v-8h37l38 1v7c0 72 11 138 34 195l-34 14z">
            <text:p/>
          </draw:path>
          <draw:path draw:style-name="gr3" draw:text-style-name="P3" draw:layer="layout" svg:width="0.233cm" svg:height="0.188cm" svg:x="4.836cm" svg:y="2.035cm" svg:viewBox="0 0 234 189" svg:d="M159 159l33 4 4-8-36-5c-1 3-1 6-1 9zM232 168l-37-5h-3l-12 26c-66-33-127-80-180-139l28-25 28-25c45 52 98 94 157 122 1 1 1 1 1 2 0 7 11 7 15 13s5 11 5 18c0 2 0 3-1 5 0 3 0 5-1 8z">
            <text:p/>
          </draw:path>
          <draw:path draw:style-name="gr3" draw:text-style-name="P3" draw:layer="layout" svg:width="0.163cm" svg:height="0.23cm" svg:x="4.684cm" svg:y="1.793cm" svg:viewBox="0 0 164 231" svg:d="M103 231c-44-62-79-133-103-209l34-11 36-11c22 68 54 131 94 188l-31 21z">
            <text:p/>
          </draw:path>
          <draw:path draw:style-name="gr3" draw:text-style-name="P3" draw:layer="layout" svg:width="0.086cm" svg:height="0.233cm" svg:x="4.648cm" svg:y="1.506cm" svg:viewBox="0 0 87 234" svg:d="M15 234c-10-47-15-96-15-145 0-30 2-59 6-89l36 5 37 6c-3 25-5 52-5 78 0 44 5 87 13 130l-35 7z">
            <text:p/>
          </draw:path>
          <draw:path draw:style-name="gr3" draw:text-style-name="P3" draw:layer="layout" svg:width="0.161cm" svg:height="0.23cm" svg:x="4.669cm" svg:y="1.218cm" svg:viewBox="0 0 162 231" svg:d="M0 212c20-74 53-146 102-212l30 23 30 22c-44 58-73 121-90 186l-37-10z">
            <text:p/>
          </draw:path>
          <draw:path draw:style-name="gr3" draw:text-style-name="P3" draw:layer="layout" svg:width="0.219cm" svg:height="0.189cm" svg:x="4.823cm" svg:y="1.021cm" svg:viewBox="0 0 220 190" svg:d="M0 139c49-52 110-99 184-139l18 32 18 32c-67 38-122 80-166 126l-27-25z">
            <text:p/>
          </draw:path>
          <draw:path draw:style-name="gr3" draw:text-style-name="P3" draw:layer="layout" svg:width="0.115cm" svg:height="0.238cm" svg:x="5.038cm" svg:y="0.814cm" svg:viewBox="0 0 116 239" svg:d="M40 171l15 34 24-11-15-33c-8 3-16 7-24 10zM70 239l-15-34-10 4c-32-75-45-145-45-209h37 37c0 56 12 116 39 181 2 5 3 9 3 13 0 8-2 14-5 20-3 5-8 9-13 13-2 1-3 1-5 2-8 3-15 7-23 10z">
            <text:p/>
          </draw:path>
          <draw:path draw:style-name="gr3" draw:text-style-name="P3" draw:layer="layout" svg:width="0.165cm" svg:height="0.224cm" svg:x="5.046cm" svg:y="0.523cm" svg:viewBox="0 0 166 225" svg:d="M0 212c8-42 22-81 41-116 19-36 43-67 72-96l26 26 27 26c-24 24-44 51-60 79-16 29-27 61-33 94l-37-7z">
            <text:p/>
          </draw:path>
          <draw:path draw:style-name="gr3" draw:text-style-name="P3" draw:layer="layout" svg:width="0.231cm" svg:height="0.157cm" svg:x="5.219cm" svg:y="0.371cm" svg:viewBox="0 0 232 158" svg:d="M0 99c61-45 134-79 214-99l8 35 10 36c-70 18-134 48-188 87l-22-30z">
            <text:p/>
          </draw:path>
          <draw:path draw:style-name="gr3" draw:text-style-name="P3" draw:layer="layout" svg:width="0.233cm" svg:height="0.082cm" svg:x="5.508cm" svg:y="0.347cm" svg:viewBox="0 0 234 83" svg:d="M0 9c36-6 74-9 110-9 41 0 82 4 124 11l-6 36-7 36c-36-5-74-8-111-8-33 0-66 2-99 6l-5-36z">
            <text:p/>
          </draw:path>
          <draw:path draw:style-name="gr3" draw:text-style-name="P3" draw:layer="layout" svg:width="0.241cm" svg:height="0.178cm" svg:x="5.798cm" svg:y="0.374cm" svg:viewBox="0 0 242 179" svg:d="M20 0c73 20 144 53 207 98l-18 25 33 11c-1 2-1 4-2 5-1 3-2 5-3 8-22 66-7 9-13 13s-12 5-19 5-13-2-18-5c-1-1-2-1-3-2-57-40-119-68-184-86l10-37zM194 163l4-5-2-1-34-11c-1 2-2 3-2 5z">
            <text:p/>
          </draw:path>
          <draw:path draw:style-name="gr3" draw:text-style-name="P3" draw:layer="layout" svg:width="0.193cm" svg:height="0.215cm" svg:x="6.002cm" svg:y="0.227cm" svg:viewBox="0 0 194 216" svg:d="M0 182c18-36 40-70 66-101 25-30 53-57 83-81l22 30 23 28c-25 22-49 45-71 70-22 27-42 56-57 88l-33-17z">
            <text:p/>
          </draw:path>
          <draw:path draw:style-name="gr3" draw:text-style-name="P3" draw:layer="layout" svg:width="0.233cm" svg:height="0.139cm" svg:x="6.217cm" svg:y="0.108cm" svg:viewBox="0 0 234 140" svg:d="M0 76c68-40 144-65 222-76l6 36 6 37c-70 10-137 32-197 67l-18-33z">
            <text:p/>
          </draw:path>
          <draw:path draw:style-name="gr3" draw:text-style-name="P3" draw:layer="layout" svg:width="0.23cm" svg:height="0.102cm" svg:x="6.517cm" svg:y="0.1cm" svg:viewBox="0 0 231 103" svg:d="M0 0h22c70 0 141 11 209 32l-11 35-10 36c-62-20-125-29-188-29-7 0-13 0-20 1l-1-38z">
            <text:p/>
          </draw:path>
          <draw:path draw:style-name="gr3" draw:text-style-name="P3" draw:layer="layout" svg:width="0.224cm" svg:height="0.181cm" svg:x="6.791cm" svg:y="0.158cm" svg:viewBox="0 0 225 182" svg:d="M30 0c71 31 138 74 195 128l-25 27-26 27c-50-49-110-87-174-114l15-34z">
            <text:p/>
          </draw:path>
          <draw:path draw:style-name="gr3" draw:text-style-name="P3" draw:layer="layout" svg:width="0.163cm" svg:height="0.236cm" svg:x="7.013cm" svg:y="0.344cm" svg:viewBox="0 0 164 237" svg:d="M56 0c45 54 82 116 108 187l-17 6 17 30c-6 3-11 6-17 9-5 3-11 5-18 5-6 0-12-2-18-5s-10-8-14-14c-1-1-1-3-2-5-24-64-57-118-95-166l28-23zM101 223l17-6-1-2-17-33c-6 3-12 6-18 10z">
            <text:p/>
          </draw:path>
          <draw:path draw:style-name="gr3" draw:text-style-name="P3" draw:layer="layout" svg:width="0.231cm" svg:height="0.11cm" svg:x="7.215cm" svg:y="0.428cm" svg:viewBox="0 0 232 111" svg:d="M0 42c72-27 150-40 230-42l1 37 1 37c-72 2-142 13-207 37l-13-34z">
            <text:p/>
          </draw:path>
          <draw:path draw:style-name="gr3" draw:text-style-name="P3" draw:layer="layout" svg:width="0.232cm" svg:height="0.112cm" svg:x="7.516cm" svg:y="0.43cm" svg:viewBox="0 0 233 113" svg:d="M5 0c77 5 154 20 228 43l-12 35-10 35c-68-21-139-34-211-39l3-38z">
            <text:p/>
          </draw:path>
          <draw:path draw:style-name="gr3" draw:text-style-name="P3" draw:layer="layout" svg:width="0.23cm" svg:height="0.171cm" svg:x="7.794cm" svg:y="0.499cm" svg:viewBox="0 0 231 172" svg:d="M27 0c75 30 144 68 204 113l-23 30-22 29c-54-41-118-76-186-104l13-34z">
            <text:p/>
          </draw:path>
          <draw:path draw:style-name="gr3" draw:text-style-name="P3" draw:layer="layout" svg:width="0.178cm" svg:height="0.222cm" svg:x="8.031cm" svg:y="0.661cm" svg:viewBox="0 0 179 223" svg:d="M52 0c31 31 58 63 79 97 22 34 38 71 48 108l-35 9-37 9c-7-29-21-59-38-87-18-29-41-56-69-82l26-27z">
            <text:p/>
          </draw:path>
          <draw:path draw:style-name="gr3" draw:text-style-name="P3" draw:layer="layout" svg:width="0.147cm" svg:height="0.223cm" svg:x="8.072cm" svg:y="0.947cm" svg:viewBox="0 0 148 224" svg:d="M148 1c-1 37-8 76-24 113-14 36-37 74-68 110l-28-24-28-24c25-29 44-60 56-90 12-29 18-57 19-86l36 1z">
            <text:p/>
          </draw:path>
          <draw:path draw:style-name="gr3" draw:text-style-name="P3" draw:layer="layout" svg:width="0.203cm" svg:height="0.211cm" svg:x="8.082cm" svg:y="1.164cm" svg:viewBox="0 0 204 212" svg:d="M40 0c30 19 60 44 87 74 27 29 53 61 77 97l-32 21-30 20c-21-33-44-63-68-87-24-25-49-46-74-63l20-31z">
            <text:p/>
          </draw:path>
          <draw:path draw:style-name="gr3" draw:text-style-name="P3" draw:layer="layout" svg:width="0.135cm" svg:height="0.232cm" svg:x="8.259cm" svg:y="1.404cm" svg:viewBox="0 0 136 233" svg:d="M66 0c35 69 60 146 70 223l-36 5-37 5c-9-69-32-137-63-199l33-17z">
            <text:p/>
          </draw:path>
          <draw:path draw:style-name="gr3" draw:text-style-name="P3" draw:layer="layout" svg:width="0.128cm" svg:height="0.23cm" svg:x="8.271cm" svg:y="1.705cm" svg:viewBox="0 0 129 231" svg:d="M129 1c-1 40-6 79-17 118s-27 76-50 112l-31-20-31-20c18-29 32-61 41-92 9-32 14-65 15-99l36 1z">
            <text:p/>
          </draw:path>
          <draw:path draw:style-name="gr3" draw:text-style-name="P3" draw:layer="layout" svg:width="0.224cm" svg:height="0.177cm" svg:x="8.058cm" svg:y="1.947cm" svg:viewBox="0 0 225 178" svg:d="M225 52c-25 25-54 49-86 70-33 21-70 40-112 56l-14-34-13-35c36-14 70-30 99-50 27-18 51-37 72-59l27 26z">
            <text:p/>
          </draw:path>
        </draw:g>
        <draw:line draw:style-name="gr4" draw:text-style-name="P4" draw:layer="layout" svg:x1="1.554cm" svg:y1="5.489cm" svg:x2="2.391cm" svg:y2="4.172cm">
          <text:p/>
        </draw:line>
        <draw:line draw:style-name="gr5" draw:text-style-name="P1" draw:layer="layout" svg:x1="2.629cm" svg:y1="3.932cm" svg:x2="2.031cm" svg:y2="2.615cm">
          <text:p/>
        </draw:line>
        <draw:frame draw:style-name="gr6" draw:text-style-name="P5" draw:layer="layout" svg:width="2.534cm" svg:height="0.747cm" svg:x="5.791cm" svg:y="1.112cm">
          <draw:text-box>
            <text:p text:style-name="P4"><text:span text:style-name="T1">Internet</text:span></text:p>
          </draw:text-box>
        </draw:frame>
        <draw:line draw:style-name="gr5" draw:text-style-name="P1" draw:layer="layout" svg:x1="3.707cm" svg:y1="4.052cm" svg:x2="4.545cm" svg:y2="1.896cm">
          <text:p/>
        </draw:line>
        <draw:line draw:style-name="gr5" draw:text-style-name="P1" draw:layer="layout" svg:x1="5.263cm" svg:y1="4.771cm" svg:x2="3.707cm" svg:y2="4.172cm">
          <text:p/>
        </draw:line>
        <draw:custom-shape draw:style-name="gr7" draw:text-style-name="P6" draw:layer="layout" svg:width="0.239cm" svg:height="0.239cm" svg:x="2.271cm" svg:y="3.21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239cm" svg:height="0.239cm" svg:x="3.947cm" svg:y="3.0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239cm" svg:height="0.239cm" svg:x="1.792cm" svg:y="4.77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6" draw:layer="layout" svg:width="0.24cm" svg:height="0.24cm" svg:x="4.425cm" svg:y="4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7" draw:layer="layout" svg:width="2.343cm" svg:height="0.747cm" svg:x="1.888cm" svg:y="4.567cm">
          <draw:text-box>
            <text:p text:style-name="P4"><text:span text:style-name="T2">trunk</text:span></text:p>
          </draw:text-box>
        </draw:frame>
        <draw:frame draw:style-name="gr9" draw:text-style-name="P9" draw:layer="layout" svg:width="4.058cm" svg:height="1.243cm" svg:x="3.995cm" svg:y="2.843cm">
          <draw:text-box>
            <text:p text:style-name="P8"><text:span text:style-name="T2">trunk</text:span></text:p>
            <text:p text:style-name="P8"><text:span text:style-name="T2">vlan natif n°1</text:span></text:p>
          </draw:text-box>
        </draw:frame>
        <draw:frame draw:style-name="gr10" draw:text-style-name="P1" draw:layer="layout" svg:width="2.74cm" svg:height="2.855cm" svg:x="0.666cm" svg:y="0.717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1" draw:text-style-name="P10" draw:layer="layout" svg:width="1.3cm" svg:height="1.725cm" svg:x="1.4cm" svg:y="1.9cm">
          <draw:text-box>
            <text:p><text:span text:style-name="T3">R1</text:span></text:p>
          </draw:text-box>
        </draw:frame>
        <draw:frame draw:style-name="gr10" draw:text-style-name="P1" draw:layer="layout" svg:width="2.74cm" svg:height="2.855cm" svg:x="-0.1cm" svg:y="4.64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2" draw:text-style-name="P10" draw:layer="layout" svg:width="1.269cm" svg:height="0.988cm" svg:x="0.5cm" svg:y="5.8cm">
          <draw:text-box>
            <text:p><text:span text:style-name="T3">R2</text:span></text:p>
          </draw:text-box>
        </draw:frame>
        <draw:frame draw:style-name="gr10" draw:text-style-name="P1" draw:layer="layout" svg:width="2.74cm" svg:height="2.855cm" svg:x="4.658cm" svg:y="3.613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2" draw:text-style-name="P10" draw:layer="layout" svg:width="1.269cm" svg:height="0.988cm" svg:x="5.4cm" svg:y="4.8cm">
          <draw:text-box>
            <text:p><text:span text:style-name="T3">R3</text:span></text:p>
          </draw:text-box>
        </draw:frame>
        <draw:frame draw:style-name="gr10" draw:text-style-name="P1" draw:layer="layout" svg:width="2.738cm" svg:height="2.74cm" svg:x="3.468cm" svg:y="0.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3" draw:text-style-name="P11" draw:layer="layout" svg:width="2.728cm" svg:height="0.831cm" svg:x="3.7cm" svg:y="1.2cm">
          <draw:text-box>
            <text:p><text:span text:style-name="T4">Coo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6T20:37:15.833785527</dc:date>
    <meta:editing-duration>PT6H35M8S</meta:editing-duration>
    <meta:editing-cycles>28</meta:editing-cycles>
    <meta:generator>LibreOffice/5.4.2.2.0$Linux_X86_64 LibreOffice_project/40m0$Build-2</meta:generator>
    <dc:creator>Philippe Latu</dc:creator>
    <meta:document-statistic meta:object-count="60"/>
  </office:meta>
</office:document-meta>
</file>